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>
      <style:text-properties fo:language="pl" fo:country="PL"/>
    </style:style>
    <style:style style:name="P9" style:parent-style-name="Standard" style:family="paragraph">
      <style:paragraph-properties fo:margin-left="0.5in">
        <style:tab-stops/>
      </style:paragraph-properties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T16" style:parent-style-name="Domyślnaczcionkaakapitu" style:family="text">
      <style:text-properties fo:language="en" fo:country="US"/>
    </style:style>
    <style:style style:name="T17" style:parent-style-name="Domyślnaczcionkaakapitu" style:family="text">
      <style:text-properties fo:language="en" fo:country="US"/>
    </style:style>
    <style:style style:name="T18" style:parent-style-name="Domyślnaczcionkaakapitu" style:family="text">
      <style:text-properties fo:language="en" fo:country="US"/>
    </style:style>
    <style:style style:name="T19" style:parent-style-name="Domyślnaczcionkaakapitu" style:family="text">
      <style:text-properties fo:background-color="#FFFF00" fo:language="en" fo:country="US"/>
    </style:style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T24" style:parent-style-name="Domyślnaczcionkaakapitu" style:family="text">
      <style:text-properties fo:background-color="#FFFF00" fo:language="en" fo:country="US"/>
    </style:style>
    <style:style style:name="T25" style:parent-style-name="Domyślnaczcionkaakapitu" style:family="text">
      <style:text-properties fo:language="en" fo:country="US"/>
    </style:style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T41" style:parent-style-name="Domyślnaczcionkaakapitu" style:family="text">
      <style:text-properties fo:background-color="#FFFF00"/>
    </style:style>
    <style:style style:name="T42" style:parent-style-name="Domyślnaczcionkaakapitu" style:family="text">
      <style:text-properties fo:background-color="#FFFF00" fo:language="en" fo:country="US"/>
    </style:style>
    <style:style style:name="T43" style:parent-style-name="Domyślnaczcionkaakapitu" style:family="text">
      <style:text-properties fo:background-color="#FFFF00" fo:language="en" fo:country="US"/>
    </style:style>
    <style:style style:name="T44" style:parent-style-name="Domyślnaczcionkaakapitu" style:family="text">
      <style:text-properties fo:language="en" fo:country="US"/>
    </style:style>
    <style:style style:name="P45" style:parent-style-name="Standard" style:family="paragraph"/>
    <style:style style:name="P46" style:parent-style-name="Standard" style:family="paragraph"/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/>
    <style:style style:name="T50" style:parent-style-name="Domyślnaczcionkaakapitu" style:family="text">
      <style:text-properties fo:background-color="#FFFF00" fo:language="pl" fo:country="PL"/>
    </style:style>
    <style:style style:name="P51" style:parent-style-name="Standard" style:family="paragraph"/>
    <style:style style:name="T52" style:parent-style-name="Domyślnaczcionkaakapitu" style:family="text">
      <style:text-properties fo:language="en" fo:country="US"/>
    </style:style>
    <style:style style:name="T53" style:parent-style-name="Domyślnaczcionkaakapitu" style:family="text">
      <style:text-properties fo:background-color="#FFFF00" fo:language="en" fo:country="US"/>
    </style:style>
    <style:style style:name="P54" style:parent-style-name="Standard" style:family="paragraph"/>
    <style:style style:name="T55" style:parent-style-name="Domyślnaczcionkaakapitu" style:family="text">
      <style:text-properties fo:language="en" fo:country="US"/>
    </style:style>
    <style:style style:name="T56" style:parent-style-name="Domyślnaczcionkaakapitu" style:family="text">
      <style:text-properties fo:language="en" fo:country="US"/>
    </style:style>
    <style:style style:name="T57" style:parent-style-name="Domyślnaczcionkaakapitu" style:family="text">
      <style:text-properties fo:background-color="#FFFF00" fo:language="en" fo:country="US"/>
    </style:style>
    <style:style style:name="P58" style:parent-style-name="Standard" style:family="paragraph"/>
    <style:style style:name="T59" style:parent-style-name="Domyślnaczcionkaakapitu" style:family="text">
      <style:text-properties fo:background-color="#FFFF00" fo:language="en" fo:country="US"/>
    </style:style>
    <style:style style:name="T60" style:parent-style-name="Domyślnaczcionkaakapitu" style:family="text">
      <style:text-properties fo:background-color="#FFFF00"/>
    </style:style>
    <style:style style:name="T61" style:parent-style-name="Domyślnaczcionkaakapitu" style:family="text">
      <style:text-properties fo:language="en" fo:country="US"/>
    </style:style>
    <style:style style:name="T62" style:parent-style-name="Domyślnaczcionkaakapitu" style:family="text">
      <style:text-properties fo:language="en" fo:country="US"/>
    </style:style>
    <style:style style:name="T63" style:parent-style-name="Domyślnaczcionkaakapitu" style:family="text">
      <style:text-properties fo:background-color="#FFFF00" fo:language="en" fo:country="US"/>
    </style:style>
    <style:style style:name="P64" style:parent-style-name="Standard" style:family="paragraph">
      <style:paragraph-properties fo:margin-left="0.5in">
        <style:tab-stops/>
      </style:paragraph-properties>
    </style:style>
    <style:style style:name="P65" style:parent-style-name="Standard" style:family="paragraph"/>
    <style:style style:name="T66" style:parent-style-name="Domyślnaczcionkaakapitu" style:family="text">
      <style:text-properties fo:language="en" fo:country="US"/>
    </style:style>
    <style:style style:name="T67" style:parent-style-name="Domyślnaczcionkaakapitu" style:family="text">
      <style:text-properties fo:background-color="#FFFF00" fo:language="en" fo:country="US"/>
    </style:style>
    <style:style style:name="P68" style:parent-style-name="Standard" style:family="paragraph"/>
    <style:style style:name="T69" style:parent-style-name="Domyślnaczcionkaakapitu" style:family="text">
      <style:text-properties fo:language="en" fo:country="US"/>
    </style:style>
    <style:style style:name="T70" style:parent-style-name="Domyślnaczcionkaakapitu" style:family="text">
      <style:text-properties fo:background-color="#FFFF00" fo:language="en" fo:country="US"/>
    </style:style>
    <style:style style:name="P71" style:parent-style-name="Standard" style:family="paragraph"/>
    <style:style style:name="P72" style:parent-style-name="Standard" style:family="paragraph"/>
    <style:style style:name="P73" style:parent-style-name="Standard" style:family="paragraph"/>
    <style:style style:name="P74" style:parent-style-name="Standard" style:family="paragraph"/>
    <style:style style:name="T75" style:parent-style-name="Domyślnaczcionkaakapitu" style:family="text">
      <style:text-properties fo:language="en" fo:country="US"/>
    </style:style>
    <style:style style:name="T76" style:parent-style-name="Domyślnaczcionkaakapitu" style:family="text">
      <style:text-properties fo:background-color="#FFFF00" fo:language="en" fo:country="US"/>
    </style:style>
    <style:style style:name="P77" style:parent-style-name="Standard" style:family="paragraph"/>
    <style:style style:name="T78" style:parent-style-name="Domyślnaczcionkaakapitu" style:family="text">
      <style:text-properties fo:background-color="#FFFF00" fo:language="pl" fo:country="PL"/>
    </style:style>
    <style:style style:name="P79" style:parent-style-name="Standard" style:family="paragraph"/>
    <style:style style:name="P80" style:parent-style-name="Standard" style:family="paragraph"/>
    <style:style style:name="T81" style:parent-style-name="Domyślnaczcionkaakapitu" style:family="text">
      <style:text-properties fo:background-color="#FFFF00" fo:language="pl" fo:country="PL"/>
    </style:style>
    <style:style style:name="P82" style:parent-style-name="Standard" style:family="paragraph"/>
    <style:style style:name="T83" style:parent-style-name="Domyślnaczcionkaakapitu" style:family="text">
      <style:text-properties fo:language="en" fo:country="US"/>
    </style:style>
    <style:style style:name="T84" style:parent-style-name="Domyślnaczcionkaakapitu" style:family="text">
      <style:text-properties fo:background-color="#FFFF00" fo:language="en" fo:country="US"/>
    </style:style>
    <style:style style:name="P85" style:parent-style-name="Standard" style:family="paragraph"/>
    <style:style style:name="P86" style:parent-style-name="Standard" style:family="paragraph"/>
    <style:style style:name="P87" style:parent-style-name="Standard" style:family="paragraph"/>
    <style:style style:name="P88" style:parent-style-name="Standard" style:family="paragraph"/>
    <style:style style:name="P89" style:parent-style-name="Standard" style:family="paragraph"/>
    <style:style style:name="T90" style:parent-style-name="Domyślnaczcionkaakapitu" style:family="text">
      <style:text-properties fo:background-color="#FFFF00" fo:language="en" fo:country="US"/>
    </style:style>
    <style:style style:name="P91" style:parent-style-name="Standard" style:family="paragraph"/>
    <style:style style:name="T92" style:parent-style-name="Domyślnaczcionkaakapitu" style:family="text">
      <style:text-properties fo:background-color="#FFFF00" fo:language="pl" fo:country="PL"/>
    </style:style>
  </office:automatic-styles>
  <office:body>
    <office:text text:use-soft-page-breaks="true">
      <text:p text:style-name="P1">Tabele podstawowe: Ingredients, Recipes, Processes, Projects, Tools, Employees, Suppliers, Data_types</text:p>
      <text:p text:style-name="Standard">Tabele pomocnicze:</text:p>
      <text:p text:style-name="Standard">Process_data, Tools_in_use, Ingredients_for_recipe,<text:s/>Tools_for_recipe, Authorized_employees</text:p>
      <text:p text:style-name="Standard">Format atrybutu: nazwa (typ_danych), funkcja atrybutu w bazie, ograniczenia</text:p>
      <text:p text:style-name="Standard">Typy funkcji atrybutów i ograniczeń:</text:p>
      <text:list text:style-name="WWNum13">
        <text:list-item>
          <text:p text:style-name="P2">primary key: P</text:p>
        </text:list-item>
        <text:list-item>
          <text:p text:style-name="P3">foreign key: F</text:p>
        </text:list-item>
        <text:list-item>
          <text:p text:style-name="P4">not null: NNL</text:p>
        </text:list-item>
        <text:list-item>
          <text:p text:style-name="P5">unique: U</text:p>
        </text:list-item>
        <text:list-item>
          <text:p text:style-name="P6">default value x: DEF x</text:p>
        </text:list-item>
        <text:list-item>
          <text:p text:style-name="P7">check<text:s/>condition: CHK condition</text:p>
        </text:list-item>
      </text:list>
      <text:p text:style-name="Standard"/>
      <text:p text:style-name="P8">[ ] – atrybut lub ograniczenie opcjonalne</text:p>
      <text:p text:style-name="P9"/>
      <text:p text:style-name="P10"/>
      <text:p text:style-name="P11">ERD</text:p>
      <text:p text:style-name="P12"/>
      <text:p text:style-name="Standard">Suppliers:</text:p>
      <text:list text:style-name="WWNum9">
        <text:list-item>
          <text:p text:style-name="P13">supplier_id (NUMBER(4)), P</text:p>
        </text:list-item>
        <text:list-item>
          <text:p text:style-name="P14">supplier_name (varchar2(50)), NNL</text:p>
        </text:list-item>
        <text:list-item>
          <text:p text:style-name="P15">phone_number (varchar2(14)), NNL; U;<text:s/><text:span text:style-name="T16">[</text:span>CHK phone_number_valid<text:span text:style-name="T17">]</text:span><text:span text:style-name="T18"><text:s/></text:span><text:span text:style-name="T19">(może P ?)</text:span></text:p>
        </text:list-item>
        <text:list-item>
          <text:p text:style-name="P20">address (varchar2(50))</text:p>
        </text:list-item>
      </text:list>
      <text:p text:style-name="Standard"/>
      <text:p text:style-name="Standard">Ingredients:</text:p>
      <text:list text:style-name="WWNum6">
        <text:list-item>
          <text:p text:style-name="P21">ingredient_id (NUMBER(5)), P</text:p>
        </text:list-item>
      </text:list>
      <text:list text:style-name="WWNum5">
        <text:list-item>
          <text:p text:style-name="P22">ingredient_name (varchar2(100)), NNL</text:p>
        </text:list-item>
        <text:list-item>
          <text:p text:style-name="P23">quantity (NUMBER(7)),<text:s/><text:span text:style-name="T24">NNL</text:span><text:span text:style-name="T25">,<text:s/></text:span>DEF 0; CHK &gt;=0</text:p>
        </text:list-item>
        <text:list-item>
          <text:p text:style-name="P26">notes (varchar2(100))</text:p>
        </text:list-item>
        <text:list-item>
          <text:p text:style-name="P27">supplier_id (NUMBER(4)) F</text:p>
        </text:list-item>
      </text:list>
      <text:p text:style-name="Standard"/>
      <text:p text:style-name="Standard">Tools:</text:p>
      <text:list text:style-name="WWNum11" text:continue-numbering="true">
        <text:list-item>
          <text:p text:style-name="P28">tool_id (NUMBER(5)), P</text:p>
        </text:list-item>
        <text:list-item>
          <text:p text:style-name="P29">type (varchar2(50)), NNL</text:p>
        </text:list-item>
        <text:list-item>
          <text:p text:style-name="P30">model (varchar2(50))</text:p>
        </text:list-item>
        <text:list-item>
          <text:p text:style-name="P31">manufacturer_name (varchar2(50))</text:p>
        </text:list-item>
      </text:list>
      <text:p text:style-name="Standard"/>
      <text:p text:style-name="Standard">Employees:</text:p>
      <text:list text:style-name="WWNum2">
        <text:list-item>
          <text:p text:style-name="P32">employee_id (NUMBER(5)), P</text:p>
        </text:list-item>
        <text:list-item>
          <text:p text:style-name="P33">first_name (varchar2(50)), NNL</text:p>
        </text:list-item>
        <text:list-item>
          <text:p text:style-name="P34">last_name (varchar2(50)), NNL</text:p>
        </text:list-item>
        <text:list-item>
          <text:p text:style-name="P35">salary (NUMBER(5)), CHK &gt;=0</text:p>
        </text:list-item>
      </text:list>
      <text:p text:style-name="Standard"/>
      <text:p text:style-name="Standard">Processes:</text:p>
      <text:list text:style-name="WWNum4">
        <text:list-item>
          <text:p text:style-name="P36">process_id (NUMBER(5)), P</text:p>
        </text:list-item>
        <text:list-item>
          <text:p text:style-name="P37">project_id (NUMBER(5)), F; NNL</text:p>
        </text:list-item>
        <text:list-item>
          <text:p text:style-name="P38">recipe_id (NUMBER(5)), F; NNL</text:p>
        </text:list-item>
        <text:list-item>
          <text:p text:style-name="P39">employee_id (NUMBER(5)), F; NNL</text:p>
        </text:list-item>
        <text:list-item>
          <text:p text:style-name="P40">status (varchar2(<text:span text:style-name="T41">1</text:span><text:span text:style-name="T42">1</text:span>)), NNL;<text:s/><text:span text:style-name="T43">DEF ‘planned’</text:span><text:span text:style-name="T44">;<text:s/></text:span>CHK IN (‘in_progress’, ‘planned’, ‘success’,’fail’)</text:p>
        </text:list-item>
        <text:list-item>
          <text:p text:style-name="P45">start_date (timestamp())</text:p>
        </text:list-item>
        <text:list-item>
          <text:p text:style-name="P46">end_date (timestamp())</text:p>
        </text:list-item>
        <text:list-item>
          <text:p text:style-name="P47">notes (varchar2(1000))</text:p>
        </text:list-item>
      </text:list>
      <text:p text:style-name="Standard"/>
      <text:p text:style-name="Standard">Data_types:</text:p>
      <text:list text:style-name="WWNum10">
        <text:list-item>
          <text:p text:style-name="P48">data_type (varchar2(30)), P</text:p>
        </text:list-item>
      </text:list>
      <text:list text:style-name="WWNum10" text:continue-numbering="true">
        <text:list-item>
          <text:p text:style-name="P49"><text:span text:style-name="T50">unit (varchar2(15))</text:span></text:p>
        </text:list-item>
      </text:list>
      <text:p text:style-name="Standard"/>
      <text:p text:style-name="Standard">/*Wykaz danych procesu*/</text:p>
      <text:p text:style-name="Standard">Process_Data:</text:p>
      <text:list text:style-name="WWNum7">
        <text:list-item>
          <text:p text:style-name="P51">process_id (NUMBER(5)),<text:s/>F;<text:span text:style-name="T52"><text:s/></text:span><text:span text:style-name="T53">P</text:span></text:p>
        </text:list-item>
        <text:list-item>
          <text:p text:style-name="P54">data_type (varchar2(30)), F<text:span text:style-name="T55">;</text:span><text:span text:style-name="T56"><text:s/></text:span><text:span text:style-name="T57">P</text:span></text:p>
        </text:list-item>
        <text:list-item>
          <text:p text:style-name="P58">data_value (<text:span text:style-name="T59">NUMBER(20,5</text:span><text:span text:style-name="T60">)</text:span><text:span text:style-name="T61">)</text:span>, NNL;<text:span text:style-name="T62"><text:s/></text:span><text:span text:style-name="T63">DEF 0</text:span></text:p>
        </text:list-item>
      </text:list>
      <text:p text:style-name="P64"/>
      <text:p text:style-name="Standard">/*Wykaz aktualnie używanych narzędzi*/</text:p>
      <text:p text:style-name="Standard">Tools_in_use:</text:p>
      <text:list text:style-name="WWNum14">
        <text:list-item>
          <text:p text:style-name="P65">process_id (NUMBER(5)), F;<text:span text:style-name="T66"><text:s/></text:span><text:span text:style-name="T67">P</text:span></text:p>
        </text:list-item>
        <text:list-item>
          <text:p text:style-name="P68">tool_id (NUMBER(5)), F;<text:span text:style-name="T69"><text:s/></text:span><text:span text:style-name="T70">P</text:span></text:p>
        </text:list-item>
      </text:list>
      <text:p text:style-name="Standard"/>
      <text:p text:style-name="Standard">Recipes:</text:p>
      <text:list text:style-name="WWNum1">
        <text:list-item>
          <text:p text:style-name="P71">recipe_id (NUMBER(5)), P</text:p>
        </text:list-item>
      </text:list>
      <text:list text:style-name="WWNum16">
        <text:list-item>
          <text:p text:style-name="P72">recipe_name<text:s/>(varchar2(100)), NNL</text:p>
        </text:list-item>
        <text:list-item>
          <text:p text:style-name="P73">description (varchar2(1000)), NNL</text:p>
        </text:list-item>
      </text:list>
      <text:p text:style-name="Standard"/>
      <text:p text:style-name="Standard">/* Wykaz składników potrzebnych do wykonania receptury */</text:p>
      <text:p text:style-name="Standard">Ingredients_for_recipe:</text:p>
      <text:list text:style-name="WWNum8">
        <text:list-item>
          <text:p text:style-name="P74">recipe_id (NUMBER(5)), F;<text:span text:style-name="T75"><text:s/></text:span><text:span text:style-name="T76">P</text:span></text:p>
        </text:list-item>
        <text:list-item>
          <text:p text:style-name="P77">ingredient_id (NUMBER(5)), F;<text:s/><text:span text:style-name="T78">P</text:span></text:p>
        </text:list-item>
        <text:list-item>
          <text:p text:style-name="P79">ingredient_quantity (NUMBER(7)), NNL; CHK &gt; 0</text:p>
        </text:list-item>
      </text:list>
      <text:p text:style-name="Standard"/>
      <text:p text:style-name="Standard">/* Wykaz narzędzi używanych w recepturze */</text:p>
      <text:p text:style-name="Standard">Tools_for_recipe:</text:p>
      <text:list text:style-name="WWNum15">
        <text:list-item>
          <text:p text:style-name="P80">recipe_id (NUMBER(5)), F;<text:s/><text:span text:style-name="T81">P</text:span></text:p>
        </text:list-item>
        <text:list-item>
          <text:p text:style-name="P82">tool_id (NUMBER(5)), F;<text:span text:style-name="T83"><text:s/></text:span><text:span text:style-name="T84">P</text:span></text:p>
        </text:list-item>
      </text:list>
      <text:p text:style-name="Standard"/>
      <text:p text:style-name="Standard">Projects:</text:p>
      <text:list text:style-name="WWNum3">
        <text:list-item>
          <text:p text:style-name="P85">project_id (NUMBER(5)), P</text:p>
        </text:list-item>
        <text:list-item>
          <text:p text:style-name="P86">project_name (varchar2(30)), U</text:p>
        </text:list-item>
        <text:list-item>
          <text:p text:style-name="P87">manager_id (NUMBER(5)); F NNL</text:p>
        </text:list-item>
        <text:list-item>
          <text:p text:style-name="P88">description (varchar2(1000))</text:p>
        </text:list-item>
      </text:list>
      <text:p text:style-name="Standard"/>
      <text:p text:style-name="Standard">/* Wykaz<text:s/>pracowników uprawnionych do wglądu w projekt */</text:p>
      <text:p text:style-name="Standard">Authorized_employees:</text:p>
      <text:list text:style-name="WWNum12">
        <text:list-item>
          <text:p text:style-name="P89">project_id (NUMBER(5)), F;<text:s/><text:span text:style-name="T90">P</text:span></text:p>
        </text:list-item>
        <text:list-item>
          <text:p text:style-name="P91">employee_id (NUMBER(5)), F;<text:s/><text:span text:style-name="T92">P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ormalny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Nagłówek5" style:display-name="Nagłówek 5" style:family="paragraph" style:parent-style-name="Normalny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Nagłówek6" style:display-name="Nagłówek 6" style:family="paragraph" style:parent-style-name="Normalny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ny" style:display-name="Normalny" style:family="paragraph">
      <style:paragraph-properties fo:widows="2" fo:orphans="2"/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ytuł" style:display-name="Tytuł" style:family="paragraph" style:parent-style-name="Normalny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Podtytuł" style:display-name="Podtytuł" style:family="paragraph" style:parent-style-name="Normalny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Nagłówek" style:display-name="Nagłówek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27" style:display-name="ListLabel 127" style:family="text">
      <style:text-properties style:text-underline-type="none" style:text-underline-color="font-color"/>
    </style:style>
    <style:style style:name="ListLabel128" style:display-name="ListLabel 128" style:family="text">
      <style:text-properties style:text-underline-type="none" style:text-underline-color="font-color"/>
    </style:style>
    <style:style style:name="ListLabel129" style:display-name="ListLabel 129" style:family="text">
      <style:text-properties style:text-underline-type="none" style:text-underline-color="font-color"/>
    </style:style>
    <style:style style:name="ListLabel130" style:display-name="ListLabel 130" style:family="text">
      <style:text-properties style:text-underline-type="none" style:text-underline-color="font-color"/>
    </style:style>
    <style:style style:name="ListLabel131" style:display-name="ListLabel 131" style:family="text">
      <style:text-properties style:text-underline-type="none" style:text-underline-color="font-color"/>
    </style:style>
    <style:style style:name="ListLabel132" style:display-name="ListLabel 132" style:family="text">
      <style:text-properties style:text-underline-type="none" style:text-underline-color="font-color"/>
    </style:style>
    <style:style style:name="ListLabel133" style:display-name="ListLabel 133" style:family="text">
      <style:text-properties style:text-underline-type="none" style:text-underline-color="font-color"/>
    </style:style>
    <style:style style:name="ListLabel134" style:display-name="ListLabel 134" style:family="text">
      <style:text-properties style:text-underline-type="none" style:text-underline-color="font-color"/>
    </style:style>
    <style:style style:name="ListLabel135" style:display-name="ListLabel 135" style:family="text">
      <style:text-properties style:text-underline-type="none" style:text-underline-color="font-color"/>
    </style:style>
    <style:style style:name="ListLabel136" style:display-name="ListLabel 136" style:family="text">
      <style:text-properties style:text-underline-type="none" style:text-underline-color="font-color"/>
    </style:style>
    <style:style style:name="ListLabel137" style:display-name="ListLabel 137" style:family="text">
      <style:text-properties style:text-underline-type="none" style:text-underline-color="font-color"/>
    </style:style>
    <style:style style:name="ListLabel138" style:display-name="ListLabel 138" style:family="text">
      <style:text-properties style:text-underline-type="none" style:text-underline-color="font-color"/>
    </style:style>
    <style:style style:name="ListLabel139" style:display-name="ListLabel 139" style:family="text">
      <style:text-properties style:text-underline-type="none" style:text-underline-color="font-color"/>
    </style:style>
    <style:style style:name="ListLabel140" style:display-name="ListLabel 140" style:family="text">
      <style:text-properties style:text-underline-type="none" style:text-underline-color="font-color"/>
    </style:style>
    <style:style style:name="ListLabel141" style:display-name="ListLabel 141" style:family="text">
      <style:text-properties style:text-underline-type="none" style:text-underline-color="font-color"/>
    </style:style>
    <style:style style:name="ListLabel142" style:display-name="ListLabel 142" style:family="text">
      <style:text-properties style:text-underline-type="none" style:text-underline-color="font-color"/>
    </style:style>
    <style:style style:name="ListLabel143" style:display-name="ListLabel 143" style:family="text">
      <style:text-properties style:text-underline-type="none" style:text-underline-color="font-color"/>
    </style:style>
    <style:style style:name="ListLabel144" style:display-name="ListLabel 144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style:text-underline-type="none" style:text-underline-color="font-color"/>
    </style:style>
    <style:style style:name="WW_CharLFO15LVL2" style:family="text">
      <style:text-properties style:text-underline-type="none" style:text-underline-color="font-color"/>
    </style:style>
    <style:style style:name="WW_CharLFO15LVL3" style:family="text">
      <style:text-properties style:text-underline-type="none" style:text-underline-color="font-color"/>
    </style:style>
    <style:style style:name="WW_CharLFO15LVL4" style:family="text">
      <style:text-properties style:text-underline-type="none" style:text-underline-color="font-color"/>
    </style:style>
    <style:style style:name="WW_CharLFO15LVL5" style:family="text">
      <style:text-properties style:text-underline-type="none" style:text-underline-color="font-color"/>
    </style:style>
    <style:style style:name="WW_CharLFO15LVL6" style:family="text">
      <style:text-properties style:text-underline-type="none" style:text-underline-color="font-color"/>
    </style:style>
    <style:style style:name="WW_CharLFO15LVL7" style:family="text">
      <style:text-properties style:text-underline-type="none" style:text-underline-color="font-color"/>
    </style:style>
    <style:style style:name="WW_CharLFO15LVL8" style:family="text">
      <style:text-properties style:text-underline-type="none" style:text-underline-color="font-color"/>
    </style:style>
    <style:style style:name="WW_CharLFO15LVL9" style:family="text">
      <style:text-properties style:text-underline-type="none" style:text-underline-color="font-color"/>
    </style:style>
    <text:list-style style:name="WWNum15" style:display-name="WWNum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1" style:family="text">
      <style:text-properties style:text-underline-type="none" style:text-underline-color="font-color"/>
    </style:style>
    <style:style style:name="WW_CharLFO16LVL2" style:family="text">
      <style:text-properties style:text-underline-type="none" style:text-underline-color="font-color"/>
    </style:style>
    <style:style style:name="WW_CharLFO16LVL3" style:family="text">
      <style:text-properties style:text-underline-type="none" style:text-underline-color="font-color"/>
    </style:style>
    <style:style style:name="WW_CharLFO16LVL4" style:family="text">
      <style:text-properties style:text-underline-type="none" style:text-underline-color="font-color"/>
    </style:style>
    <style:style style:name="WW_CharLFO16LVL5" style:family="text">
      <style:text-properties style:text-underline-type="none" style:text-underline-color="font-color"/>
    </style:style>
    <style:style style:name="WW_CharLFO16LVL6" style:family="text">
      <style:text-properties style:text-underline-type="none" style:text-underline-color="font-color"/>
    </style:style>
    <style:style style:name="WW_CharLFO16LVL7" style:family="text">
      <style:text-properties style:text-underline-type="none" style:text-underline-color="font-color"/>
    </style:style>
    <style:style style:name="WW_CharLFO16LVL8" style:family="text">
      <style:text-properties style:text-underline-type="none" style:text-underline-color="font-color"/>
    </style:style>
    <style:style style:name="WW_CharLFO16LVL9" style:family="text">
      <style:text-properties style:text-underline-type="none" style:text-underline-color="font-color"/>
    </style:style>
    <text:list-style style:name="WWNum16" style:display-name="WWNum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kub Plona</dc:creator>
    <meta:creation-date>2019-06-07T09:30:00Z</meta:creation-date>
    <dc:date>2019-06-07T10:16:00Z</dc:date>
    <meta:template xlink:href="Normal.dotm" xlink:type="simple"/>
    <meta:editing-cycles>2</meta:editing-cycles>
    <meta:editing-duration>PT2700S</meta:editing-duration>
    <meta:document-statistic meta:page-count="2" meta:paragraph-count="4" meta:word-count="334" meta:character-count="2334" meta:row-count="16" meta:non-whitespace-character-count="2004"/>
  </office:meta>
</office:document-meta>
</file>